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16173"/>
    </style:style>
    <style:style style:name="ce2" style:family="table-cell" style:parent-style-name="Default">
      <style:table-cell-properties fo:background-color="#780373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8"/>
        <table:table-column table:style-name="co1" table:default-cell-style-name="ce1"/>
        <table:table-row table:style-name="ro1">
          <table:table-cell/>
          <table:table-cell table:style-name="ce1" table:number-columns-repeated="4"/>
          <table:table-cell table:number-columns-repeated="2"/>
          <table:table-cell table:style-name="ce7"/>
          <table:table-cell table:style-name="ce7" office:value-type="string" calcext:value-type="string">
            <text:p>SPEEDUP</text:p>
          </table:table-cell>
          <table:table-cell table:style-name="ce7" table:number-columns-repeated="4"/>
        </table:table-row>
        <table:table-row table:style-name="ro2">
          <table:table-cell/>
          <table:table-cell table:style-name="ce2" office:value-type="string" calcext:value-type="string">
            <text:p>SECUENCIAL</text:p>
          </table:table-cell>
          <table:table-cell table:style-name="ce2" table:number-columns-repeated="3"/>
          <table:table-cell table:number-columns-repeated="3"/>
          <table:table-cell table:style-name="ce1" table:number-columns-repeated="4"/>
          <table:table-cell/>
        </table:table-row>
        <table:table-row table:style-name="ro2">
          <table:table-cell/>
          <table:table-cell office:value-type="string" calcext:value-type="string">
            <text:p>NUM_THR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PTHREADS</text:p>
          </table:table-cell>
          <table:table-cell table:style-name="ce2" table:number-columns-repeated="3"/>
          <table:table-cell/>
        </table:table-row>
        <table:table-row table:style-name="ro2">
          <table:table-cell/>
          <table:table-cell office:value-type="string" calcext:value-type="string">
            <text:p>N=512</text:p>
          </table:table-cell>
          <table:table-cell office:value-type="float" office:value="0.56102" calcext:value-type="float">
            <text:p>0,56102</text:p>
          </table:table-cell>
          <table:table-cell table:number-columns-repeated="2" table:style-name="ce4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UM_THR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1024</text:p>
          </table:table-cell>
          <table:table-cell office:value-type="float" office:value="4.60413" calcext:value-type="float">
            <text:p>4,60413</text:p>
          </table:table-cell>
          <table:table-cell table:number-columns-repeated="2" table:style-name="ce4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=512</text:p>
          </table:table-cell>
          <table:table-cell table:formula="of:=[.C4]/[.C11]" office:value-type="float" office:value="1.98254293589653" calcext:value-type="float">
            <text:p>1,983</text:p>
          </table:table-cell>
          <table:table-cell table:formula="of:=[.C4]/[.D11]" office:value-type="float" office:value="3.95001056114905" calcext:value-type="float">
            <text:p>3,950</text:p>
          </table:table-cell>
          <table:table-cell table:formula="of:=[.C4]/[.E11]" office:value-type="float" office:value="7.44255770761475" calcext:value-type="float">
            <text:p>7,44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2048</text:p>
          </table:table-cell>
          <table:table-cell office:value-type="float" office:value="37.00317" calcext:value-type="float">
            <text:p>37,00317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=1024</text:p>
          </table:table-cell>
          <table:table-cell table:formula="of:=[.C5]/[.C12]" office:value-type="float" office:value="1.98714263517713" calcext:value-type="float">
            <text:p>1,987</text:p>
          </table:table-cell>
          <table:table-cell table:formula="of:=[.C5]/[.D12]" office:value-type="float" office:value="3.92642844959918" calcext:value-type="float">
            <text:p>3,926</text:p>
          </table:table-cell>
          <table:table-cell table:formula="of:=[.C5]/[.E12]" office:value-type="float" office:value="7.72660602805934" calcext:value-type="float">
            <text:p>7,7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4096</text:p>
          </table:table-cell>
          <table:table-cell office:value-type="float" office:value="294.13647" calcext:value-type="float">
            <text:p>294,13647</text:p>
          </table:table-cell>
          <table:table-cell table:number-columns-repeated="2" table:style-name="ce4"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=2048</text:p>
          </table:table-cell>
          <table:table-cell table:formula="of:=[.C6]/[.C13]" office:value-type="float" office:value="1.9918990484383" calcext:value-type="float">
            <text:p>1,992</text:p>
          </table:table-cell>
          <table:table-cell table:formula="of:=[.C6]/[.D13]" office:value-type="float" office:value="3.9278244476572" calcext:value-type="float">
            <text:p>3,928</text:p>
          </table:table-cell>
          <table:table-cell table:formula="of:=[.C6]/[.E13]" office:value-type="float" office:value="7.72465226385987" calcext:value-type="float">
            <text:p>7,725</text:p>
          </table:table-cell>
          <table:table-cell/>
        </table:table-row>
        <table:table-row table:style-name="ro2">
          <table:table-cell/>
          <table:table-cell table:style-name="ce1" table:number-columns-repeated="4"/>
          <table:table-cell table:number-columns-repeated="3"/>
          <table:table-cell office:value-type="string" calcext:value-type="string">
            <text:p>N=4096</text:p>
          </table:table-cell>
          <table:table-cell table:formula="of:=[.C7]/[.C14]" office:value-type="float" office:value="1.97855614655994" calcext:value-type="float">
            <text:p>1,979</text:p>
          </table:table-cell>
          <table:table-cell table:formula="of:=[.C7]/[.D14]" office:value-type="float" office:value="3.93218641626785" calcext:value-type="float">
            <text:p>3,932</text:p>
          </table:table-cell>
          <table:table-cell table:formula="of:=[.C7]/[.E14]" office:value-type="float" office:value="7.71230582986943" calcext:value-type="float">
            <text:p>7,712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PTHREADS</text:p>
          </table:table-cell>
          <table:table-cell table:style-name="ce2" table:number-columns-repeated="3"/>
          <table:table-cell table:number-columns-repeated="3"/>
          <table:table-cell table:style-name="ce1" table:number-columns-repeated="4"/>
          <table:table-cell/>
        </table:table-row>
        <table:table-row table:style-name="ro2">
          <table:table-cell/>
          <table:table-cell office:value-type="string" calcext:value-type="string">
            <text:p>NUM_TH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" office:value-type="string" calcext:value-type="string">
            <text:p>OPENMP</text:p>
          </table:table-cell>
          <table:table-cell table:style-name="ce2" table:number-columns-repeated="3"/>
          <table:table-cell/>
        </table:table-row>
        <table:table-row table:style-name="ro2">
          <table:table-cell/>
          <table:table-cell office:value-type="string" calcext:value-type="string">
            <text:p>N=512</text:p>
          </table:table-cell>
          <table:table-cell office:value-type="float" office:value="0.28298" calcext:value-type="float">
            <text:p>0,28298</text:p>
          </table:table-cell>
          <table:table-cell office:value-type="float" office:value="0.14203" calcext:value-type="float">
            <text:p>0,14203</text:p>
          </table:table-cell>
          <table:table-cell office:value-type="float" office:value="0.07538" calcext:value-type="float">
            <text:p>0,07538</text:p>
          </table:table-cell>
          <table:table-cell table:number-columns-repeated="3"/>
          <table:table-cell office:value-type="string" calcext:value-type="string">
            <text:p>NUM_THR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1024</text:p>
          </table:table-cell>
          <table:table-cell office:value-type="float" office:value="2.31696" calcext:value-type="float">
            <text:p>2,31696</text:p>
          </table:table-cell>
          <table:table-cell office:value-type="float" office:value="1.1726" calcext:value-type="float">
            <text:p>1,1726</text:p>
          </table:table-cell>
          <table:table-cell office:value-type="float" office:value="0.59588" calcext:value-type="float">
            <text:p>0,59588</text:p>
          </table:table-cell>
          <table:table-cell table:number-columns-repeated="3"/>
          <table:table-cell office:value-type="string" calcext:value-type="string">
            <text:p>N=512</text:p>
          </table:table-cell>
          <table:table-cell table:formula="of:=[.C4]/[.C18]" office:value-type="float" office:value="2.01306110732355" calcext:value-type="float">
            <text:p>2,013</text:p>
          </table:table-cell>
          <table:table-cell table:formula="of:=[.C4]/[.D18]" office:value-type="float" office:value="3.98395114330351" calcext:value-type="float">
            <text:p>3,984</text:p>
          </table:table-cell>
          <table:table-cell table:formula="of:=[.C4]/[.E18]" office:value-type="float" office:value="7.74247860888766" calcext:value-type="float">
            <text:p>7,74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2048</text:p>
          </table:table-cell>
          <table:table-cell office:value-type="float" office:value="18.57683" calcext:value-type="float">
            <text:p>18,57683</text:p>
          </table:table-cell>
          <table:table-cell office:value-type="float" office:value="9.42078" calcext:value-type="float">
            <text:p>9,42078</text:p>
          </table:table-cell>
          <table:table-cell office:value-type="float" office:value="4.79027" calcext:value-type="float">
            <text:p>4,79027</text:p>
          </table:table-cell>
          <table:table-cell table:number-columns-repeated="3"/>
          <table:table-cell office:value-type="string" calcext:value-type="string">
            <text:p>N=1024</text:p>
          </table:table-cell>
          <table:table-cell table:formula="of:=[.C5]/[.C19]" office:value-type="float" office:value="2.05580064119165" calcext:value-type="float">
            <text:p>2,056</text:p>
          </table:table-cell>
          <table:table-cell table:formula="of:=[.C5]/[.D19]" office:value-type="float" office:value="4.03368611028368" calcext:value-type="float">
            <text:p>4,034</text:p>
          </table:table-cell>
          <table:table-cell table:formula="of:=[.C5]/[.E19]" office:value-type="float" office:value="7.88297435195014" calcext:value-type="float">
            <text:p>7,88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4096</text:p>
          </table:table-cell>
          <table:table-cell office:value-type="float" office:value="148.66218" calcext:value-type="float">
            <text:p>148,66218</text:p>
          </table:table-cell>
          <table:table-cell office:value-type="float" office:value="74.80227" calcext:value-type="float">
            <text:p>74,80227</text:p>
          </table:table-cell>
          <table:table-cell office:value-type="float" office:value="38.13859" calcext:value-type="float">
            <text:p>38,13859</text:p>
          </table:table-cell>
          <table:table-cell table:number-columns-repeated="3"/>
          <table:table-cell office:value-type="string" calcext:value-type="string">
            <text:p>N=2048</text:p>
          </table:table-cell>
          <table:table-cell table:formula="of:=[.C6]/[.C20]" office:value-type="float" office:value="2.06462676698777" calcext:value-type="float">
            <text:p>2,065</text:p>
          </table:table-cell>
          <table:table-cell table:formula="of:=[.C6]/[.D20]" office:value-type="float" office:value="4.05025941330998" calcext:value-type="float">
            <text:p>4,050</text:p>
          </table:table-cell>
          <table:table-cell table:formula="of:=[.C6]/[.E20]" office:value-type="float" office:value="7.91782642187701" calcext:value-type="float">
            <text:p>7,918</text:p>
          </table:table-cell>
          <table:table-cell/>
        </table:table-row>
        <table:table-row table:style-name="ro2">
          <table:table-cell/>
          <table:table-cell table:style-name="ce1" table:number-columns-repeated="4"/>
          <table:table-cell table:number-columns-repeated="3"/>
          <table:table-cell office:value-type="string" calcext:value-type="string">
            <text:p>N=4096</text:p>
          </table:table-cell>
          <table:table-cell table:formula="of:=[.C7]/[.C21]" office:value-type="float" office:value="2.05870775098002" calcext:value-type="float">
            <text:p>2,059</text:p>
          </table:table-cell>
          <table:table-cell table:formula="of:=[.C7]/[.D21]" office:value-type="float" office:value="4.05368879909372" calcext:value-type="float">
            <text:p>4,054</text:p>
          </table:table-cell>
          <table:table-cell table:formula="of:=[.C7]/[.E21]" office:value-type="float" office:value="7.9462217442293" calcext:value-type="float">
            <text:p>7,946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OPENMP</text:p>
          </table:table-cell>
          <table:table-cell table:style-name="ce2" table:number-columns-repeated="3"/>
          <table:table-cell table:number-columns-repeated="3"/>
          <table:table-cell table:style-name="ce1" table:number-columns-repeated="4"/>
          <table:table-cell/>
        </table:table-row>
        <table:table-row table:style-name="ro3">
          <table:table-cell/>
          <table:table-cell office:value-type="string" calcext:value-type="string">
            <text:p>NUM_TH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/>
          <table:table-cell table:style-name="ce7" office:value-type="string" calcext:value-type="string">
            <text:p>EFICIENCIA</text:p>
          </table:table-cell>
          <table:table-cell table:style-name="ce7" table:number-columns-repeated="4"/>
        </table:table-row>
        <table:table-row table:style-name="ro2">
          <table:table-cell/>
          <table:table-cell office:value-type="string" calcext:value-type="string">
            <text:p>N=512</text:p>
          </table:table-cell>
          <table:table-cell table:style-name="ce3" office:value-type="float" office:value="0.27869" calcext:value-type="float">
            <text:p>0,27869</text:p>
          </table:table-cell>
          <table:table-cell office:value-type="float" office:value="0.14082" calcext:value-type="float">
            <text:p>0,14082</text:p>
          </table:table-cell>
          <table:table-cell office:value-type="float" office:value="0.07246" calcext:value-type="float">
            <text:p>0,07246</text:p>
          </table:table-cell>
          <table:table-cell table:number-columns-repeated="3"/>
          <table:table-cell table:style-name="ce1" table:number-columns-repeated="4"/>
          <table:table-cell/>
        </table:table-row>
        <table:table-row table:style-name="ro2">
          <table:table-cell/>
          <table:table-cell office:value-type="string" calcext:value-type="string">
            <text:p>N=1024</text:p>
          </table:table-cell>
          <table:table-cell office:value-type="float" office:value="2.23958" calcext:value-type="float">
            <text:p>2,23958</text:p>
          </table:table-cell>
          <table:table-cell office:value-type="float" office:value="1.14142" calcext:value-type="float">
            <text:p>1,14142</text:p>
          </table:table-cell>
          <table:table-cell office:value-type="float" office:value="0.58406" calcext:value-type="float">
            <text:p>0,58406</text:p>
          </table:table-cell>
          <table:table-cell table:number-columns-repeated="3"/>
          <table:table-cell table:style-name="ce2" office:value-type="string" calcext:value-type="string">
            <text:p>PTHREADS</text:p>
          </table:table-cell>
          <table:table-cell table:style-name="ce2" table:number-columns-repeated="3"/>
          <table:table-cell/>
        </table:table-row>
        <table:table-row table:style-name="ro2">
          <table:table-cell/>
          <table:table-cell office:value-type="string" calcext:value-type="string">
            <text:p>N=2048</text:p>
          </table:table-cell>
          <table:table-cell office:value-type="float" office:value="17.92245" calcext:value-type="float">
            <text:p>17,92245</text:p>
          </table:table-cell>
          <table:table-cell office:value-type="float" office:value="9.136" calcext:value-type="float">
            <text:p>9,136</text:p>
          </table:table-cell>
          <table:table-cell office:value-type="float" office:value="4.6734" calcext:value-type="float">
            <text:p>4,6734</text:p>
          </table:table-cell>
          <table:table-cell table:number-columns-repeated="3"/>
          <table:table-cell office:value-type="string" calcext:value-type="string">
            <text:p>NUM_THR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4096</text:p>
          </table:table-cell>
          <table:table-cell office:value-type="float" office:value="142.87432" calcext:value-type="float">
            <text:p>142,87432</text:p>
          </table:table-cell>
          <table:table-cell office:value-type="float" office:value="72.5602" calcext:value-type="float">
            <text:p>72,5602</text:p>
          </table:table-cell>
          <table:table-cell office:value-type="float" office:value="37.01589" calcext:value-type="float">
            <text:p>37,01589</text:p>
          </table:table-cell>
          <table:table-cell table:number-columns-repeated="3"/>
          <table:table-cell office:value-type="string" calcext:value-type="string">
            <text:p>N=512</text:p>
          </table:table-cell>
          <table:table-cell table:formula="of:=[.J5]/[.J4]" office:value-type="float" office:value="0.991271467948265" calcext:value-type="float">
            <text:p>0,991</text:p>
          </table:table-cell>
          <table:table-cell table:formula="of:=[.K5]/[.K4]" office:value-type="float" office:value="0.987502640287263" calcext:value-type="float">
            <text:p>0,988</text:p>
          </table:table-cell>
          <table:table-cell table:formula="of:=[.L5]/[.L4]" office:value-type="float" office:value="0.930319713451844" calcext:value-type="float">
            <text:p>0,930</text:p>
          </table:table-cell>
          <table:table-cell/>
        </table:table-row>
        <table:table-row table:style-name="ro2">
          <table:table-cell/>
          <table:table-cell table:style-name="ce1" table:number-columns-repeated="4"/>
          <table:table-cell table:number-columns-repeated="3"/>
          <table:table-cell office:value-type="string" calcext:value-type="string">
            <text:p>N=1024</text:p>
          </table:table-cell>
          <table:table-cell table:formula="of:=[.J6]/[.J4]" office:value-type="float" office:value="0.993571317588564" calcext:value-type="float">
            <text:p>0,994</text:p>
          </table:table-cell>
          <table:table-cell table:formula="of:=[.K6]/[.K4]" office:value-type="float" office:value="0.981607112399795" calcext:value-type="float">
            <text:p>0,982</text:p>
          </table:table-cell>
          <table:table-cell table:formula="of:=[.L6]/[.L4]" office:value-type="float" office:value="0.965825753507418" calcext:value-type="float">
            <text:p>0,966</text:p>
          </table:table-cell>
          <table:table-cell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N=2048</text:p>
          </table:table-cell>
          <table:table-cell table:formula="of:=[.J7]/[.J4]" office:value-type="float" office:value="0.995949524219148" calcext:value-type="float">
            <text:p>0,996</text:p>
          </table:table-cell>
          <table:table-cell table:formula="of:=[.K7]/[.K4]" office:value-type="float" office:value="0.9819561119143" calcext:value-type="float">
            <text:p>0,982</text:p>
          </table:table-cell>
          <table:table-cell table:formula="of:=[.L7]/[.L4]" office:value-type="float" office:value="0.965581532982483" calcext:value-type="float">
            <text:p>0,966</text:p>
          </table:table-cell>
          <table:table-cell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N=4096</text:p>
          </table:table-cell>
          <table:table-cell table:formula="of:=[.J8]/[.J4]" office:value-type="float" office:value="0.989278073279969" calcext:value-type="float">
            <text:p>0,989</text:p>
          </table:table-cell>
          <table:table-cell table:formula="of:=[.K8]/[.K4]" office:value-type="float" office:value="0.983046604066962" calcext:value-type="float">
            <text:p>0,983</text:p>
          </table:table-cell>
          <table:table-cell table:formula="of:=[.L8]/[.L4]" office:value-type="float" office:value="0.964038228733679" calcext:value-type="float">
            <text:p>0,964</text:p>
          </table:table-cell>
          <table:table-cell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" table:number-columns-repeated="4"/>
          <table:table-cell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2" office:value-type="string" calcext:value-type="string">
            <text:p>OPENMP</text:p>
          </table:table-cell>
          <table:table-cell table:style-name="ce2" table:number-columns-repeated="3"/>
          <table:table-cell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style-name="ce6"/>
          <table:table-cell/>
          <table:table-cell office:value-type="string" calcext:value-type="string">
            <text:p>NUM_THR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N=512</text:p>
          </table:table-cell>
          <table:table-cell table:formula="of:=[.J12]/[.J11]" office:value-type="float" office:value="1.00653055366177" calcext:value-type="float">
            <text:p>1,007</text:p>
          </table:table-cell>
          <table:table-cell table:formula="of:=[.K12]/[.K11]" office:value-type="float" office:value="0.995987785825877" calcext:value-type="float">
            <text:p>0,996</text:p>
          </table:table-cell>
          <table:table-cell table:formula="of:=[.L12]/[.L11]" office:value-type="float" office:value="0.967809826110958" calcext:value-type="float">
            <text:p>0,968</text:p>
          </table:table-cell>
          <table:table-cell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N=1024</text:p>
          </table:table-cell>
          <table:table-cell table:formula="of:=[.J13]/[.J11]" office:value-type="float" office:value="1.02790032059583" calcext:value-type="float">
            <text:p>1,028</text:p>
          </table:table-cell>
          <table:table-cell table:formula="of:=[.K13]/[.K11]" office:value-type="float" office:value="1.00842152757092" calcext:value-type="float">
            <text:p>1,008</text:p>
          </table:table-cell>
          <table:table-cell table:formula="of:=[.L13]/[.L11]" office:value-type="float" office:value="0.985371793993768" calcext:value-type="float">
            <text:p>0,985</text:p>
          </table:table-cell>
          <table:table-cell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N=2048</text:p>
          </table:table-cell>
          <table:table-cell table:formula="of:=[.J14]/[.J11]" office:value-type="float" office:value="1.03231338349389" calcext:value-type="float">
            <text:p>1,032</text:p>
          </table:table-cell>
          <table:table-cell table:formula="of:=[.K14]/[.K11]" office:value-type="float" office:value="1.0125648533275" calcext:value-type="float">
            <text:p>1,013</text:p>
          </table:table-cell>
          <table:table-cell table:formula="of:=[.L14]/[.L11]" office:value-type="float" office:value="0.989728302734626" calcext:value-type="float">
            <text:p>0,990</text:p>
          </table:table-cell>
          <table:table-cell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N=4096</text:p>
          </table:table-cell>
          <table:table-cell table:formula="of:=[.J15]/[.J11]" office:value-type="float" office:value="1.02935387549001" calcext:value-type="float">
            <text:p>1,029</text:p>
          </table:table-cell>
          <table:table-cell table:formula="of:=[.K15]/[.K11]" office:value-type="float" office:value="1.01342219977343" calcext:value-type="float">
            <text:p>1,013</text:p>
          </table:table-cell>
          <table:table-cell table:formula="of:=[.L15]/[.L11]" office:value-type="float" office:value="0.993277718028663" calcext:value-type="float">
            <text:p>0,993</text:p>
          </table:table-cell>
          <table:table-cell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6:28:46.183629298</meta:creation-date>
    <dc:date>2023-05-12T18:22:05.626471124</dc:date>
    <meta:editing-duration>PT29M19S</meta:editing-duration>
    <meta:editing-cycles>4</meta:editing-cycles>
    <meta:generator>LibreOffice/7.3.7.2$Linux_X86_64 LibreOffice_project/30$Build-2</meta:generator>
    <meta:document-statistic meta:table-count="1" meta:cell-count="149" meta:object-count="0"/>
  </office:meta>
</office:document-meta>
</file>